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1.6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0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 (first index=1)</text:p>
          </table:table-cell>
          <table:table-cell table:style-name="ce6" office:value-type="string">
            <text:p>Remarks</text:p>
          </table:table-cell>
          <table:table-cell table:style-name="ce7" office:value-type="string">
            <text:p>Test</text:p>
          </table:table-cell>
          <table:table-cell table:style-name="ce7"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office:value-type="float" office:value="6">
            <text:p>6</text:p>
          </table:table-cell>
          <table:table-cell table:style-name="ce2" office:value-type="string">
            <text:p>Ok, but pretty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office:value-type="float" office:value="17">
            <text:p>17</text:p>
          </table:table-cell>
          <table:table-cell table:style-name="ce2" office:value-type="string">
            <text:p>Ok, but a little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office:value-type="float" office:value="3">
            <text:p>3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office:value-type="float" office:value="4">
            <text:p>4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office:value-type="float" office:value="14">
            <text:p>14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 office:value-type="float" office:value="16">
            <text:p>16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 office:value-type="float" office:value="7">
            <text:p>7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 office:value-type="float" office:value="15">
            <text:p>15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25T17:44:15</dc:date>
    <dc:creator>amigo </dc:creator>
    <meta:editing-duration>PT14H7M44S</meta:editing-duration>
    <meta:editing-cycles>82</meta:editing-cycles>
    <meta:generator>LibreOffice/3.5$Linux_X86_64 LibreOffice_project/350m1$Build-2</meta:generator>
    <meta:document-statistic meta:table-count="3" meta:cell-count="202" meta:object-count="0"/>
  </office:meta>
</office:document-meta>
</file>